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Maven Pro" svg:font-family="'Maven Pro', sans-serif"/>
    <style:font-face style:name="Noto Sans" svg:font-family="'Noto Sans', Arial, sans-serif"/>
    <style:font-face style:name="Roboto" svg:font-family="Roboto, 'Helvetica Neue', sans-serif, 'Noto Color Emoji', 'apple color emoji', 'windows emoji', 'windows symbol'"/>
    <style:font-face style:name="Times New Roman1" svg:font-family="'Times New Roman', Times, serif"/>
    <style:font-face style:name="tiempos" svg:font-family="tiempos, georgia, serif"/>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text-properties fo:font-variant="normal" fo:text-transform="none" style:font-name="warnock-pro" fo:font-size="13.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letter-spacing="normal"/>
    </style:style>
    <style:style style:name="P3" style:family="paragraph" style:parent-style-name="Text_20_body">
      <style:paragraph-properties fo:margin-left="0in" fo:margin-right="0in" fo:margin-top="0in" fo:margin-bottom="0in" fo:orphans="2" fo:widows="2" fo:text-indent="0in" style:auto-text-indent="false"/>
    </style:style>
    <style:style style:name="P4" style:family="paragraph" style:parent-style-name="Preformatted_20_Text">
      <style:paragraph-properties fo:margin-left="0in" fo:margin-right="0in" fo:orphans="2" fo:widows="2" fo:text-indent="0in" style:auto-text-indent="false"/>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Helvetica" fo:font-size="12.75pt" fo:letter-spacing="normal" fo:font-style="normal" fo:font-weight="normal"/>
    </style:style>
    <style:style style:name="P7"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Helvetica" fo:font-size="12.75pt" fo:letter-spacing="normal" fo:font-style="normal" fo:font-weight="normal"/>
    </style:style>
    <style:style style:name="T1" style:family="text">
      <style:text-properties style:font-name="warnock-pro" fo:font-size="13.5pt" fo:font-style="normal" fo:font-weight="normal"/>
    </style:style>
    <style:style style:name="T2" style:family="text">
      <style:text-properties style:font-name="warnock-pro" fo:font-size="13.5pt" fo:font-style="italic" fo:font-weight="normal"/>
    </style:style>
    <style:style style:name="T3" style:family="text">
      <style:text-properties fo:font-variant="normal" fo:text-transform="none" fo:color="#ffffff" style:font-name="Roboto" fo:font-size="10.5pt" fo:letter-spacing="normal" fo:font-style="normal" fo:font-weight="normal"/>
    </style:style>
    <style:style style:name="T4" style:family="text">
      <style:text-properties fo:font-variant="normal" fo:text-transform="none" fo:color="#d7dadc" style:font-name="Noto Sans" fo:font-size="10.5pt" fo:letter-spacing="normal" fo:font-style="normal" fo:font-weight="normal"/>
    </style:style>
    <style:style style:name="T5" style:family="text">
      <style:text-properties fo:font-variant="normal" fo:text-transform="none" fo:color="#000000" style:font-name="tiempos" fo:letter-spacing="normal" fo:font-style="normal" fo:font-weight="normal"/>
    </style:style>
    <style:style style:name="T6" style:family="text">
      <style:text-properties fo:font-variant="normal" fo:text-transform="none" fo:color="#111111" style:font-name="tiempos" fo:letter-spacing="normal" fo:font-style="normal" style:text-underline-style="solid" style:text-underline-width="auto" style:text-underline-color="font-color" fo:font-weight="normal" fo:background-color="transparent"/>
    </style:style>
    <style:style style:name="T7" style:family="text">
      <style:text-properties fo:font-variant="normal" fo:text-transform="none" fo:color="#333333" style:font-name="Times New Roman1" fo:font-size="12.75pt" fo:letter-spacing="normal" fo:font-style="normal"/>
    </style:style>
    <style:style style:name="T8" style:family="text">
      <style:text-properties fo:color="#3f3f3f" style:font-name="Maven Pro" fo:font-size="12.75pt" fo:letter-spacing="normal" fo:font-style="italic" fo:font-weight="bold"/>
    </style:style>
    <style:style style:name="T9" style:family="text">
      <style:text-properties style:font-name="Maven Pro" fo:font-size="12.75pt" fo:letter-spacing="normal"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8">MY STUDY OF GANDHI CONVINCED ME THAT TRUE PACIFISM IS NOT NONRESISTANCE TO EVIL, BUT NONVIOLENT RESISTANCE TO EVIL. BETWEEN THE TWO POSITIONS, THERE IS A WORLD OF DIFFERENCE. GANDHI RESISTED EVIL WITH AS MUCH VIGOR AND POWER AS THE VIOLENT RESISTER, BUT TRUE PACIFISM IS NOT UNREALISTIC SUBMISSION TO EVIL POWER. IT IS RATHER A COURAGEOUS CONFRONTATION OF EVIL BY THE POWER OF LOVE. . . .</text:span><text:line-break/><text:line-break/><text:span text:style-name="T8">NON-VIOLENCE MEANS AVOIDING NOT ONLY EXTERNAL PHYSICAL VIOLENCE, BUT ALSO INTERNAL VIOLENCE OF SPIRIT. YOU NOT ONLY REFUSE TO SHOOT A MAN, BUT YOU REFUSE TO HATE HIM.</text:span> </text:p>
      <text:p text:style-name="Preformatted_20_Text">MARTIN LUTHER KING JR.<text:line-break/><text:line-break/><text:span text:style-name="T8">AT 19 I FOUND MY STANDARDS OF CONDUCT OBSOLETE, MY IDEALS SHATTERED. I HAD LOST ALL FAITH IN INSTITUTIONAL RELIGION. MY CHURCH HAD AUTHORIZED ME TO BREAK THE SIXTH COMMANDMENT IN THE NAME OF PATRIOTISM. 'BLESSED ARE THE PEACEMAKERS'? NO! NOT IN 1917. BLESSED ARE THE WAR WINNERS. BLESSED ARE THE MUNITION MAKERS. TWICE BLESSED, FOR THEY LINED THEIR POCKETS AND KEPT THEIR SKINS IN TACT AT THE SAME TIME. THESE WERE THE THOUGHTS THAT I COULDN'T DISMISS FROM MY MIND DURING THOSE DREADFUL MONTHS. I WOULDN'T HAVE STUCK A LABEL ON MYSELF THEN, BUT I KNOW NOW WHAT I HAD BECOME. IT'S A WORD THAT IS DISTASTEFUL TO MANY: PACIFIST.</text:span><text:line-break/><text:line-break/><text:span text:style-name="T8">I STILL BELIEVED IN GOD, THOUGH I WAS BEING ASSAILED BY DOUBTS. I PRAYED DAILY. PRAYED THAT HE WOULD STOP THE WAR GOING ON, AND END THE MISERY IT CAUSED. SOON IT BECAME OBVIOUS THAT HE WASN'T GOING TO, FOR THE LONGER IT WENT ON THE WORSE THE HORRORS OF IT BECAME. I HAD BEEN TAUGHT 'GOD IS LOVE'. RUBBISH! I COULDN'T HELP THINKING. IF HE LOVED US, IF HE WERE OMNIPOTENT HE COULD PUT A STOP TO IT TO-DAY. BUT THEN, I THOUGHT, PERHAPS HE ISN'T OMNIPOTENT. </text:span><text:line-break/><text:line-break/><text:span text:style-name="T9">EVENTUALLY I WORKED IT OUT, - AT LEAST FOR MYSELF. GOD WAS ALL RIGHT. IT WAS WE WHO WERE WRONG. WHY THE HELL SHOULD HE CARE WHAT HAPPENED TO US LOT? WE HAD BROUGHT THIS WAR EVIL INTO EXISTENCE, NOT GOD. THE REASON EVIL AND UGLINESS WERE TRIUMPHING OVER GOODNESS AND BEAUTY, WHY PITY AND COMPASSION WERE CONSIDERED WEAKNESS, AND RUTHLESSNESS AND CRUELTY REGARDED AS NOBLE, - THE REASON FOR ALL THIS WAS THE WICKEDNESS IN OURSELVES AND NOT THE INDIFFERENCE OF GOD. THAT WAS WHY THE MORE MURDERS YOU COMMITTED, THE BIGGER THE HERO YOU BECAME. THAT WAS WHAT MADE YOUR SUPERIOR OFFICER SLAP YOU ON THE BACK AND SAY, 'SPLENDID, OLD CHAP! JOLLY GOOD SHOOTING!' WHEN YOUR SHELLS HAD DESTROYED IN MINUTES THE BEAUTY WHICH CRAFTSMEN HAD TOILED LIFETIMES TO CREATE. </text:span> - The reluctant tommy <text:span text:style-name="Strong_20_Emphasis"><text:span text:style-name="T7">Ronald Skirth, from "The Reluctant Tommy."</text:span></text:span> <text:line-break/><text:line-break/><text:soft-page-break/></text:p>
      <text:p text:style-name="P1"><text:bookmark text:name="block35"/>I have spoken of machines, but not only of machines having brains of brass and thews of iron. When human atoms are knit into an organization in which they are used, not in their full right as responsible human beings, but as cogs and levers and rods, it matters little that their raw material is flesh and blood. What is used as an element in a machine, is in fact an element in the machine. Whether we entrust our decisions to machines of metal, or to those machines of flesh and blood which are bureaus and vast laboratories and armies and corporations, we shall never receive the right answers to our questions unless we ask the right questions…The hour is very late, and the choice of good and evil knocks at our door.</text:p>
      <text:p text:style-name="P2"><text:bookmark text:name="block36"/>— <text:span text:style-name="T1">Norbert Wiener, </text:span><text:span text:style-name="T2">The Human Use of Human Beings</text:span></text:p>
      <text:p text:style-name="Preformatted_20_Text"/>
      <text:p text:style-name="Preformatted_20_Text"/>
      <text:p text:style-name="Preformatted_20_Text"/>
      <text:p text:style-name="Preformatted_20_Text">As for me, I had turned 19 only two days previous, and still</text:p>
      <text:p text:style-name="Preformatted_20_Text">suffered from the native upbringing of a good Christian family. I</text:p>
      <text:p text:style-name="Preformatted_20_Text">lost a lot of that upbringing at Okonda. There was no honor here,</text:p>
      <text:p text:style-name="Preformatted_20_Text">no virtue. The standards of behavior taught in the homes, churches,</text:p>
      <text:p text:style-name="Preformatted_20_Text">and schools of America had no place in battle. They were mythical</text:p>
      <text:p text:style-name="Preformatted_20_Text">concepts good only for the raising of children, to be cast aside</text:p>
      <text:p text:style-name="Preformatted_20_Text">forever from this moment on. No, I didn't feel guilt, shame, or</text:p>
      <text:p text:style-name="Preformatted_20_Text">remorse at killing my fellow man â€” I felt pride!</text:p>
      <text:p text:style-name="Preformatted_20_Text">â€” Alan Stuart-Smyth</text:p>
      <text:p text:style-name="Preformatted_20_Text">"Congo Horror"</text:p>
      <text:p text:style-name="Preformatted_20_Text"/>
      <text:p text:style-name="Preformatted_20_Text">â€œHere the ways of men divide. If you wish to strive for peace of soul and happiness, then believe; if you wish to be a disciple of truth, then inquire.â€�</text:p>
      <text:p text:style-name="Preformatted_20_Text">-Fredirich Neiche </text:p>
      <text:p text:style-name="Preformatted_20_Text"/>
      <text:p text:style-name="Preformatted_20_Text">9The Turing Test, proposed by Alan Turing [126] in 1950, is a test where a human judge interacts with either</text:p>
      <text:p text:style-name="Preformatted_20_Text">another human or a computer conversation program, by typing messages back and forth. The program â€œpassesâ€� the</text:p>
      <text:p text:style-name="Preformatted_20_Text">Test if the judge canâ€™t reliably distinguish the program from the human interlocutor.</text:p>
      <text:p text:style-name="Preformatted_20_Text">By a â€œstrong variantâ€� of the Turing Test, I mean that besides the usual teletype conversation, one could add</text:p>
      <text:p text:style-name="Preformatted_20_Text">additional tests requiring vision, hearing, touch, smell, speaking, handwriting, facial expressions, dancing, playing</text:p>
      <text:p text:style-name="Preformatted_20_Text">sports and musical instruments, etc.â€”even though many perfectly-intelligent humans would then be unable to pass</text:p>
      <text:p text:style-name="Preformatted_20_Text">the tests!</text:p>
      <text:p text:style-name="Preformatted_20_Text">Imagine a world where humans constantly had to compete with computers. And the ones that didn't pass the test got left behind. </text:p>
      <text:p text:style-name="Preformatted_20_Text"/>
      <text:p text:style-name="Preformatted_20_Text">20One fam</text:p>
      <text:p text:style-name="Preformatted_20_Text"/>
      <text:p text:style-name="Preformatted_20_Text">I know that one can call on all the saints in heaven for</text:p>
      <text:p text:style-name="Preformatted_20_Text">help without believing in any God: and it is this that I must describe, even if it means plunging</text:p>
      <text:p text:style-name="Preformatted_20_Text">back into a nightmare for nights at a time. For that is the substance of my task: to reanimate,</text:p>
      <text:p text:style-name="Preformatted_20_Text">with all the intensity I can summon, those distant cries from the slaughterhouse.</text:p>
      <text:p text:style-name="Preformatted_20_Text"><text:soft-page-break/></text:p>
      <text:p text:style-name="Preformatted_20_Text">guy Sajer forgotten soldier page 143 in the pdf</text:p>
      <text:p text:style-name="Preformatted_20_Text"/>
      <text:p text:style-name="Preformatted_20_Text">The health of humankind is not measured just by its coughs and</text:p>
      <text:p text:style-name="Preformatted_20_Text">wheezes but by the fevers of its soul.</text:p>
      <text:p text:style-name="Preformatted_20_Text"/>
      <text:p text:style-name="Preformatted_20_Text">dave grossman on killing introduction page 31 in pdf</text:p>
      <text:p text:style-name="Preformatted_20_Text"/>
      <text:p text:style-name="Preformatted_20_Text">In winter trenches, cowed and glum, With crumps and lice and lack of rum, He put a bullet through his brain. </text:p>
      <text:p text:style-name="Preformatted_20_Text">No one spoke of him again. </text:p>
      <text:p text:style-name="Preformatted_20_Text">You smug-faced crowds with kindling eye Who cheer when soldier lads march by,</text:p>
      <text:p text:style-name="Preformatted_20_Text"><text:s/>Sneak home and pray you'll never know The hell where youth and laughter go.</text:p>
      <text:p text:style-name="Preformatted_20_Text">suicude in the trenches siegfried sassoon</text:p>
      <text:p text:style-name="Preformatted_20_Text"/>
      <text:p text:style-name="Preformatted_20_Text"/>
      <text:p text:style-name="Preformatted_20_Text">He believes that the armed forces of</text:p>
      <text:p text:style-name="Preformatted_20_Text">both the West and the East are searching for a chemical answer to</text:p>
      <text:p text:style-name="Preformatted_20_Text">this problem. Gabriel warns that the perfection of a "nondepleting</text:p>
      <text:p text:style-name="Preformatted_20_Text">neurotrop" to be given to soldiers prior to battle would result in</text:p>
      <text:p text:style-name="Preformatted_20_Text">"armies of sociopaths."</text:p>
      <text:p text:style-name="Preformatted_20_Text"/>
      <text:p text:style-name="Preformatted_20_Text">dave grossman on killing page 85</text:p>
      <text:p text:style-name="Preformatted_20_Text"/>
      <text:p text:style-name="Preformatted_20_Text">Efficient, thorough, strong, and brave â€” his vision is to kill.</text:p>
      <text:p text:style-name="Preformatted_20_Text">Force is the hearthstone of his might, the pole-star of his will.</text:p>
      <text:p text:style-name="Preformatted_20_Text">His forges glow malevolent: Their minions never tire</text:p>
      <text:p text:style-name="Preformatted_20_Text">To deck the goddess of his lust whose twins are blood and fire.</text:p>
      <text:p text:style-name="Preformatted_20_Text">â€” Robert Grant, World War I veteran</text:p>
      <text:p text:style-name="Preformatted_20_Text">"The Superman"</text:p>
      <text:p text:style-name="Preformatted_20_Text"/>
      <text:p text:style-name="Preformatted_20_Text">The first quality of a soldier is constancy in enduring fatigue and</text:p>
      <text:p text:style-name="Preformatted_20_Text">hardship. Courage is only the second. Poverty, privation and want</text:p>
      <text:p text:style-name="Preformatted_20_Text">are the school of the good soldier.</text:p>
      <text:p text:style-name="Preformatted_20_Text">â€” Napoleon</text:p>
      <text:p text:style-name="Preformatted_20_Text"/>
      <text:p text:style-name="Preformatted_20_Text">I am sick and tired of war. It's glory is all moonshine. It is only</text:p>
      <text:p text:style-name="Preformatted_20_Text">those who have neither fired a shot nor heard the shrieks and</text:p>
      <text:p text:style-name="Preformatted_20_Text">groans of the wounded who cry aloud for blood, for vengeance,</text:p>
      <text:p text:style-name="Preformatted_20_Text">for desolation. War is hell.</text:p>
      <text:p text:style-name="Preformatted_20_Text">â€” William Tecumseh Sherman</text:p>
      <text:p text:style-name="Preformatted_20_Text"/>
      <text:p text:style-name="Preformatted_20_Text">The force of darkness and destruction within us is balanced with</text:p>
      <text:p text:style-name="Preformatted_20_Text">a force of light and love for our fellow man. These forces struggle</text:p>
      <text:p text:style-name="Preformatted_20_Text">and strive within the heart of each of us. To ignore one is to ignore</text:p>
      <text:p text:style-name="Preformatted_20_Text">the other. We cannot know the light if we do not acknowledge the</text:p>
      <text:p text:style-name="Preformatted_20_Text">dark. We cannot know life if we do not acknowledge death. The</text:p>
      <text:p text:style-name="Preformatted_20_Text">link between sex and war and the process of denial in both fields</text:p>
      <text:p text:style-name="Preformatted_20_Text">are well represented by Richard Heckler's observation that "it is</text:p>
      <text:p text:style-name="Preformatted_20_Text">in the mythological marriage of Ares [the god of war] and Aphrodite</text:p>
      <text:p text:style-name="Preformatted_20_Text">[the god of sex] that Harmonia is born."</text:p>
      <text:p text:style-name="Preformatted_20_Text"/>
      <text:p text:style-name="Preformatted_20_Text">If this kind of obedience could be obtained with a lab coat and a</text:p>
      <text:p text:style-name="Preformatted_20_Text">clipboard by an authority figure who has been known for only a</text:p>
      <text:p text:style-name="Preformatted_20_Text">few minutes, how much more would the trappings of military</text:p>
      <text:p text:style-name="Preformatted_20_Text">authority and months of bonding accomplish?</text:p>
      <text:p text:style-name="Preformatted_20_Text"/>
      <text:p text:style-name="Preformatted_20_Text">There are many benefits reaped by those who tap the dark</text:p>
      <text:p text:style-name="Preformatted_20_Text">power of atrocity. On killing page 237</text:p>
      <text:p text:style-name="Preformatted_20_Text"><text:soft-page-break/></text:p>
      <text:p text:style-name="Preformatted_20_Text">Great, now I have this image of redneck angels that wear aviators and carhartt jackets over their robes and take pictures of their buddies standing over dead demons.</text:p>
      <text:p text:style-name="Preformatted_20_Text"/>
      <text:p text:style-name="Preformatted_20_Text"/>
      <text:p text:style-name="Preformatted_20_Text">7</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2</text:p>
      <text:p text:style-name="Preformatted_20_Text">Freyas_Follower</text:p>
      <text:p text:style-name="Preformatted_20_Text"><text:s/></text:p>
      <text:p text:style-name="Preformatted_20_Text">2 days ago</text:p>
      <text:p text:style-name="Preformatted_20_Text">Now imagine them diving a pick up truck and hunter demons in the back, beside the gun rack.</text:p>
      <text:p text:style-name="Preformatted_20_Text"/>
      <text:p text:style-name="Preformatted_20_Text"/>
      <text:p text:style-name="Preformatted_20_Text">2</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3</text:p>
      <text:p text:style-name="Preformatted_20_Text">Laynebutnotlayne</text:p>
      <text:p text:style-name="Preformatted_20_Text">2 days ago</text:p>
      <text:p text:style-name="Preformatted_20_Text">I mean, if there's urban hell than there's rural hell too? </text:p>
      <text:p text:style-name="Preformatted_20_Text">Shootin back actual fireballs down at the cabin by the Lake of Fire....</text:p>
      <text:p text:style-name="Preformatted_20_Text"/>
      <text:p text:style-name="Preformatted_20_Text">His mind was crowded with memories; memories of the knowledge that had come to them</text:p>
      <text:p text:style-name="Preformatted_20_Text">when they closed in on the struggling pig, knowledge that they had outwitted </text:p>
      <text:p text:style-name="Preformatted_20_Text">a living thing, imposed their will upon it, taken away its life like a long satisfying drink.</text:p>
      <text:p text:style-name="Preformatted_20_Text"/>
      <text:p text:style-name="Preformatted_20_Text">Golding, William. Lord of the Flies (p. -66). Penguin Publishing Group. Kindle Edition. </text:p>
      <text:p text:style-name="Preformatted_20_Text"/>
      <text:p text:style-name="Preformatted_20_Text"/>
      <text:p text:style-name="Preformatted_20_Text"/>
      <text:p text:style-name="Preformatted_20_Text"/>
      <text:p text:style-name="Preformatted_20_Text"/>
      <text:p text:style-name="Preformatted_20_Text">The line separating good and evil passes not through states, nor between classes, </text:p>
      <text:p text:style-name="Preformatted_20_Text">nor between political parties either -- but right through every human heart -- and through all human hearts.</text:p>
      <text:p text:style-name="Preformatted_20_Text"><text:s/>This line shifts. Inside us, it oscillates with the years. And even within hearts overwhelmed by evil, one small bridgehead of good is retained</text:p>
      <text:p text:style-name="Preformatted_20_Text">â€• Aleksandr Solzhenitsyn, The Gulag Archipelago 1918â€“1956</text:p>
      <text:p text:style-name="Preformatted_20_Text"/>
      <text:p text:style-name="Preformatted_20_Text"/>
      <text:p text:style-name="Preformatted_20_Text"/>
      <text:p text:style-name="Preformatted_20_Text">â€œThe interests of the companies making the medicine and the interests of the patients </text:p>
      <text:p text:style-name="Preformatted_20_Text">are very different,â€� says Di Franco. â€œThe company wants to do whatever is most profitable, </text:p>
      <text:p text:style-name="Preformatted_20_Text"><text:soft-page-break/>and it is obligated to do so in many respects. And that is rarely what is best for patients.â€�</text:p>
      <text:p text:style-name="Preformatted_20_Text"/>
      <text:p text:style-name="Preformatted_20_Text"><text:a xlink:type="simple" xlink:href="https://elemental.medium.com/biohackers-with-diabetes-are-making-their-own-insulin-edbfbea8386d" text:style-name="Internet_20_link" text:visited-style-name="Visited_20_Internet_20_Link">https://elemental.medium.com/biohackers-with-diabetes-are-making-their-own-insulin-edbfbea8386d</text:a></text:p>
      <text:p text:style-name="Preformatted_20_Text"/>
      <text:p text:style-name="P4"><text:span text:style-name="T3">Many of the Stoics were powerful and privileged. Marcus Aurelius was born to a wealthy family and then was given the throne and the empire. Cato came from an old and prestigious family. But not all the Stoics were so lucky–Epictetus was born a slave. His teacher Musonius was exiled multiple times. Admiral James Stockdale, whose heroics we’ve spoken of often, was from an ordinary American family in Illinois. Yet advantaged or disadvantaged, all the Stoics possessed a certain power, a certain freedom by way of their philosophy. The Stoics, rich and poor alike, were equally independent and defiant. They were in command of themselves, they knew what was good and what wasn’t, they knew what was true and what wasn’t and no one–through force or temptation–could make them think otherwise. “If you can read in at least one language, then you have this–the tool to educate yourself,” the great LeVar Burton said before receiving a lifetime achievement Emmy Award last year. “No one can hold sway over your mind, your imagination, your dreams if you can read.” Or as Epictetus said a couple centuries earlier, “the educated are free.” A strong mind, a mind that knows how to learn, that knows how to get to the core of things? This mind is stronger than tyrants, than slave owners, than serpent-tongued manipulators. They might be able to throw you in jail or bombard you with disinformation but they can’t actually get to what matters within you. That’s a power you have, that’s something that can only be relinquished, as Stockdale found (in fact, he was, to the chagrin of his captors, often more informed about communist doctrine than they were–having read Marx in the original). ​Reading is your reinforcements. Philosophy is freedom. Stoicism is strength.</text:span> Dail STOIC email.</text:p>
      <text:p text:style-name="P4"/>
      <text:p text:style-name="P4"><text:span text:style-name="T4">At the end of the day this is about class warfare, and post-national capitalists in government leveraging human lives against each other for their own profits.</text:span> </text:p>
      <text:p text:style-name="P4">Reddit post <text:a xlink:type="simple" xlink:href="https://www.reddit.com/r/collapse/comments/15h5ond/what_the_f_is_happening_in_canada_a_high_level/" text:style-name="Internet_20_link" text:visited-style-name="Visited_20_Internet_20_Link">https://www.reddit.com/r/collapse/comments/15h5ond/what_the_f_is_happening_in_canada_a_high_level/</text:a></text:p>
      <text:p text:style-name="P4"/>
      <text:p text:style-name="P4"><text:a xlink:type="simple" xlink:href="https://foreignpolicy.com/2020/05/02/hard-times-dont-make-strong-soldiers-warrior-myth/" text:style-name="Internet_20_link" text:visited-style-name="Visited_20_Internet_20_Link">https://foreignpolicy.com/2020/05/02/hard-times-dont-make-strong-soldiers-warrior-myth/</text:a></text:p>
      <text:p text:style-name="P4"/>
      <text:p text:style-name="P5"><text:span text:style-name="T5">This doesn’t change in the shift from prehistory to history. Occasionally the frontiers of the zones of urbanized, stratified state-societies broke. Given enough attempts, nonstate people might eventually win. But most of the time, it was the urban armies that were doing the pillaging. </text:span><text:a xlink:type="simple" xlink:href="https://acoup.blog/2020/01/30/collections-the-fremen-mirage-part-ii-water-spilled-on-the-sand/" text:style-name="Internet_20_link" text:visited-style-name="Visited_20_Internet_20_Link"><text:span text:style-name="T6">Take</text:span></text:a><text:span text:style-name="T5"> Rome’s frontiers, the </text:span><text:span text:style-name="Emphasis"><text:span text:style-name="T5">limes</text:span></text:span><text:span text:style-name="T5">, as an example. Rome is, after all, the byword for decadence and decline in Western discourse. Western cultural memory fixes on the Goths, Vandals, and Huns who broke the Roman frontier, but it is quick to forget the rather longer list of nonstate peoples broken by the Romans. The Samnites, Cimbri, Teutons, Ambrones, Helvetians, Eburones, Arverni, Celtiberians, Lusitanians, Pannones, Dalmatae, Catuvellauni, Iceni, Marcomanni, Quadi, Iazyges, and all of the other “hard” peoples crushed under the Romans do not become household names. Most successful large states in history can boast similar butcher’s bills.</text:span></text:p>
      <text:p text:style-name="P3"/>
      <text:p text:style-name="P5"><text:a xlink:type="simple" xlink:href="https://acoup.blog/2020/02/28/collections-the-fremen-mirage-part-iv-desert-power/" text:style-name="Internet_20_link" text:visited-style-name="Visited_20_Internet_20_Link"><text:span text:style-name="T6">Of course, there are exceptions</text:span></text:a><text:span text:style-name="T5">, like the early Muslim conquests, the Seljuk Empire, and of course the Mongols, which overthrew long-established and long-successful empires. The horse nomad was a powerful force for a time—but one often incorporated into the armies of conventional states. But the victims of empire, out there on the fringes, left no memoirs of the disasters inflicted upon them; when the so-called barbarians won, however, it produced entire literary genres lamenting the fall of the great cities.</text:span></text:p>
      <text:p text:style-name="P4"/>
      <text:p text:style-name="P4"><text:soft-page-break/><text:a xlink:type="simple" xlink:href="https://www.telospress.com/the-psychedelic-officer-the-long-strange-trip-of-ernst-junger/" text:style-name="Internet_20_link" text:visited-style-name="Visited_20_Internet_20_Link">https://www.telospress.com/the-psychedelic-officer-the-long-strange-trip-of-ernst-junger/</text:a></text:p>
      <text:p text:style-name="P4"/>
      <text:p text:style-name="P6">I have not yet done justice to LSD—I had said to Albert Hofmann: “It’s a house cat compared to the royal tiger mescaline, at most a leopard.”</text:p>
      <text:p text:style-name="P7">That was after our first trip, which we had undertaken long before the drug became known and then discredited. It had shown us velvet paws rather than claws, purred more than roared. The dose had been too weak; I had mistaken a serenade in the lobby for the real concert. So we wanted to repeat the trip, this time with an adequate charge—and ideally before I finalized this manuscript.</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Maven Pro" svg:font-family="'Maven Pro', sans-serif"/>
    <style:font-face style:name="Noto Sans" svg:font-family="'Noto Sans', Arial, sans-serif"/>
    <style:font-face style:name="Roboto" svg:font-family="Roboto, 'Helvetica Neue', sans-serif, 'Noto Color Emoji', 'apple color emoji', 'windows emoji', 'windows symbol'"/>
    <style:font-face style:name="Times New Roman1" svg:font-family="'Times New Roman', Times, serif"/>
    <style:font-face style:name="tiempos" svg:font-family="tiempos, georgia, serif"/>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20T07:23:02.04</dc:date>
    <dc:creator>Blake Stanger</dc:creator>
    <meta:generator>OpenOffice/4.1.11$Win32 OpenOffice.org_project/4111m1$Build-9808</meta:generator>
    <meta:editing-duration>P4DT6H4M34S</meta:editing-duration>
    <meta:editing-cycles>5</meta:editing-cycles>
    <meta:document-statistic meta:table-count="0" meta:image-count="0" meta:object-count="0" meta:page-count="6" meta:paragraph-count="114" meta:word-count="2256" meta:character-count="13313"/>
  </office:meta>
</office:document-meta>
</file>